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Обычный" style:font-family-generic="swiss" style:font-pitch="variable"/>
    <style:font-face style:name="Verdana2" svg:font-family="Verdana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style:font-name="Verdana" fo:language="ru" fo:country="RU" officeooo:rsid="001cdbf1" officeooo:paragraph-rsid="001cdbf1" fo:background-color="#dddddd"/>
    </style:style>
    <style:style style:name="P2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fo:color="#666666" loext:opacity="100%" style:text-position="0% 100%" style:font-name="Verdana" fo:language="ru" fo:country="RU" style:text-underline-style="none" fo:font-weight="normal" officeooo:rsid="0007e8be" officeooo:paragraph-rsid="001cdbf1" style:font-weight-asian="normal" style:font-weight-complex="normal"/>
    </style:style>
    <style:style style:name="P3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fo:color="#666666" loext:opacity="100%" style:text-position="0% 100%" style:font-name="Verdana" fo:language="ru" fo:country="RU" fo:font-style="normal" style:text-underline-style="none" fo:font-weight="normal" officeooo:rsid="001cdbf1" officeooo:paragraph-rsid="001cdbf1" fo:background-color="transparent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margin-left="0in" fo:margin-right="0in" fo:text-indent="0in" style:auto-text-indent="false" style:writing-mode="page">
        <style:tab-stops>
          <style:tab-stop style:position="0in"/>
        </style:tab-stops>
      </style:paragraph-properties>
      <style:text-properties officeooo:paragraph-rsid="001a9f30"/>
    </style:style>
    <style:style style:name="P5" style:family="paragraph" style:parent-style-name="Standard">
      <style:paragraph-properties fo:margin-left="0in" fo:margin-right="0in" fo:text-indent="0in" style:auto-text-indent="false" style:writing-mode="page">
        <style:tab-stops>
          <style:tab-stop style:position="0in"/>
        </style:tab-stops>
      </style:paragraph-properties>
      <style:text-properties officeooo:rsid="001a9f30" officeooo:paragraph-rsid="001a9f30"/>
    </style:style>
    <style:style style:name="P6" style:family="paragraph" style:parent-style-name="Standard">
      <style:paragraph-properties fo:margin-left="0in" fo:margin-right="0in" fo:text-indent="0in" style:auto-text-indent="false" style:writing-mode="page"/>
      <style:text-properties fo:language="ru" fo:country="RU" officeooo:rsid="000d3299" officeooo:paragraph-rsid="000d3299"/>
    </style:style>
    <style:style style:name="P7" style:family="paragraph" style:parent-style-name="Standard">
      <style:paragraph-properties fo:margin-left="0in" fo:margin-right="0in" fo:text-indent="0in" style:auto-text-indent="false" style:writing-mode="page">
        <style:tab-stops>
          <style:tab-stop style:position="0in"/>
        </style:tab-stops>
      </style:paragraph-properties>
      <style:text-properties fo:language="ru" fo:country="RU" officeooo:rsid="001a9f30" officeooo:paragraph-rsid="001a9f30"/>
    </style:style>
    <style:style style:name="P8" style:family="paragraph" style:parent-style-name="Standard">
      <style:paragraph-properties fo:margin-left="0in" fo:margin-right="0in" fo:text-indent="0in" style:auto-text-indent="false" style:writing-mode="page">
        <style:tab-stops>
          <style:tab-stop style:position="0in"/>
        </style:tab-stops>
      </style:paragraph-properties>
      <style:text-properties fo:language="ru" fo:country="RU" officeooo:rsid="002407b9" officeooo:paragraph-rsid="002407b9" fo:background-color="transparent"/>
    </style:style>
    <style:style style:name="P9" style:family="paragraph" style:parent-style-name="Standard">
      <style:paragraph-properties fo:margin-left="0in" fo:margin-right="0in" fo:text-indent="0in" style:auto-text-indent="false" style:writing-mode="page">
        <style:tab-stops>
          <style:tab-stop style:position="0in"/>
        </style:tab-stops>
      </style:paragraph-properties>
      <style:text-properties fo:language="ru" fo:country="RU" officeooo:rsid="00246d1b" officeooo:paragraph-rsid="00246d1b" fo:background-color="transparent"/>
    </style:style>
    <style:style style:name="P10" style:family="paragraph" style:parent-style-name="Standard">
      <style:paragraph-properties fo:margin-left="0in" fo:margin-right="0in" fo:text-indent="0in" style:auto-text-indent="false" style:writing-mode="page"/>
      <style:text-properties fo:color="#87d1d1" loext:opacity="100%" fo:language="ru" fo:country="RU" officeooo:rsid="001f6ca3" officeooo:paragraph-rsid="00216798"/>
    </style:style>
    <style:style style:name="P11" style:family="paragraph" style:parent-style-name="Standard">
      <style:paragraph-properties fo:margin-left="0in" fo:margin-right="0in" fo:text-indent="0in" style:auto-text-indent="false" style:writing-mode="page">
        <style:tab-stops/>
      </style:paragraph-properties>
      <style:text-properties fo:color="#87d1d1" loext:opacity="100%" fo:language="ru" fo:country="RU" officeooo:rsid="00216798" officeooo:paragraph-rsid="00216798" fo:background-color="transparent"/>
    </style:style>
    <style:style style:name="P12" style:family="paragraph" style:parent-style-name="Standard">
      <style:paragraph-properties fo:margin-left="0in" fo:margin-right="0in" fo:text-indent="0in" style:auto-text-indent="false" style:writing-mode="page"/>
      <style:text-properties fo:color="#87d1d1" loext:opacity="100%" fo:language="ru" fo:country="RU" officeooo:rsid="00216798" officeooo:paragraph-rsid="00216798" fo:background-color="transparent"/>
    </style:style>
    <style:style style:name="P13" style:family="paragraph" style:parent-style-name="Standard">
      <style:paragraph-properties fo:margin-left="0in" fo:margin-right="0in" fo:text-indent="0in" style:auto-text-indent="false" style:writing-mode="page">
        <style:tab-stops>
          <style:tab-stop style:position="0in"/>
        </style:tab-stops>
      </style:paragraph-properties>
      <style:text-properties fo:color="#87d1d1" loext:opacity="100%" fo:language="ru" fo:country="RU" officeooo:rsid="00216798" officeooo:paragraph-rsid="00216798" fo:background-color="transparent"/>
    </style:style>
    <style:style style:name="P14" style:family="paragraph" style:parent-style-name="Standard">
      <style:paragraph-properties fo:margin-left="0in" fo:margin-right="0in" fo:text-indent="0in" style:auto-text-indent="false" style:writing-mode="page">
        <style:tab-stops>
          <style:tab-stop style:position="0in"/>
        </style:tab-stops>
      </style:paragraph-properties>
      <style:text-properties fo:language="en" fo:country="US" officeooo:rsid="0033c7fa" officeooo:paragraph-rsid="0033c7fa" fo:background-color="transparent"/>
    </style:style>
    <style:style style:name="P15" style:family="paragraph" style:parent-style-name="заголовок_20_раздела">
      <style:paragraph-properties fo:margin-left="0in" fo:margin-right="0in" fo:text-indent="0in" style:auto-text-indent="false" style:writing-mode="page">
        <style:tab-stops>
          <style:tab-stop style:position="0in"/>
        </style:tab-stops>
      </style:paragraph-properties>
      <style:text-properties fo:language="ru" fo:country="RU" officeooo:rsid="00246d1b" officeooo:paragraph-rsid="00246d1b" fo:background-color="transparent"/>
    </style:style>
    <style:style style:name="P16" style:family="paragraph" style:parent-style-name="заголовок_20_раздела">
      <style:paragraph-properties fo:margin-left="0in" fo:margin-right="0in" fo:text-indent="0in" style:auto-text-indent="false" style:writing-mode="page"/>
      <style:text-properties fo:language="ru" fo:country="RU" officeooo:rsid="0032e07c" officeooo:paragraph-rsid="0032e07c"/>
    </style:style>
    <style:style style:name="P17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style:font-name="Verdana" fo:language="ru" fo:country="RU" officeooo:rsid="001cdbf1" officeooo:paragraph-rsid="001cdbf1" fo:background-color="#dddddd"/>
    </style:style>
    <style:style style:name="P18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style:font-name="Verdana" fo:language="ru" fo:country="RU" officeooo:rsid="001cdbf1" officeooo:paragraph-rsid="004dba48" fo:background-color="#dddddd"/>
    </style:style>
    <style:style style:name="P19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fo:color="#666666" loext:opacity="100%" style:text-position="0% 100%" style:font-name="Verdana" fo:language="ru" fo:country="RU" style:text-underline-style="none" fo:font-weight="normal" officeooo:rsid="0007e8be" officeooo:paragraph-rsid="004dba48" style:font-weight-asian="normal" style:font-weight-complex="normal"/>
    </style:style>
    <style:style style:name="P20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fo:color="#666666" loext:opacity="100%" style:text-position="0% 100%" style:font-name="Verdana" fo:language="ru" fo:country="RU" fo:font-style="normal" style:text-underline-style="none" fo:font-weight="normal" officeooo:rsid="001cdbf1" officeooo:paragraph-rsid="001cdbf1" fo:background-color="transparent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margin-left="0in" fo:margin-right="0in" fo:text-indent="0in" style:auto-text-indent="false" style:writing-mode="page">
        <style:tab-stops>
          <style:tab-stop style:position="0in"/>
        </style:tab-stops>
      </style:paragraph-properties>
      <style:text-properties fo:language="ru" fo:country="RU" officeooo:rsid="002407b9" officeooo:paragraph-rsid="002407b9" fo:background-color="transparent"/>
    </style:style>
    <style:style style:name="P22" style:family="paragraph" style:parent-style-name="Standard">
      <style:paragraph-properties fo:margin-left="0in" fo:margin-right="0in" fo:text-indent="0in" style:auto-text-indent="false" style:writing-mode="page">
        <style:tab-stops>
          <style:tab-stop style:position="0in"/>
        </style:tab-stops>
      </style:paragraph-properties>
      <style:text-properties fo:language="ru" fo:country="RU" officeooo:rsid="00216798" officeooo:paragraph-rsid="003113ec" fo:background-color="transparent"/>
    </style:style>
    <style:style style:name="P23" style:family="paragraph" style:parent-style-name="Standard">
      <style:paragraph-properties fo:margin-left="0in" fo:margin-right="0in" fo:text-indent="0in" style:auto-text-indent="false" style:writing-mode="page">
        <style:tab-stops>
          <style:tab-stop style:position="0in"/>
        </style:tab-stops>
      </style:paragraph-properties>
      <style:text-properties fo:language="ru" fo:country="RU" officeooo:rsid="00246d1b" officeooo:paragraph-rsid="00246d1b" fo:background-color="transparent"/>
    </style:style>
    <style:style style:name="P24" style:family="paragraph" style:parent-style-name="Standard">
      <style:paragraph-properties fo:margin-left="0in" fo:margin-right="0in" fo:text-indent="0in" style:auto-text-indent="false" style:writing-mode="page">
        <style:tab-stops>
          <style:tab-stop style:position="0in"/>
        </style:tab-stops>
      </style:paragraph-properties>
      <style:text-properties fo:language="ru" fo:country="RU" officeooo:rsid="00246d1b" officeooo:paragraph-rsid="004f90ae" fo:background-color="transparent"/>
    </style:style>
    <style:style style:name="P25" style:family="paragraph" style:parent-style-name="Standard">
      <style:paragraph-properties fo:margin-left="0in" fo:margin-right="0in" fo:text-indent="0in" style:auto-text-indent="false" style:writing-mode="page">
        <style:tab-stops>
          <style:tab-stop style:position="0in"/>
        </style:tab-stops>
      </style:paragraph-properties>
      <style:text-properties fo:language="en" fo:country="US" officeooo:rsid="004dba48" officeooo:paragraph-rsid="004dba48" fo:background-color="transparent"/>
    </style:style>
    <style:style style:name="P26" style:family="paragraph" style:parent-style-name="Standard">
      <style:paragraph-properties fo:margin-left="0in" fo:margin-right="0in" fo:text-indent="0in" style:auto-text-indent="false" style:writing-mode="page">
        <style:tab-stops>
          <style:tab-stop style:position="0in"/>
        </style:tab-stops>
      </style:paragraph-properties>
      <style:text-properties fo:color="#87d1d1" loext:opacity="100%" style:font-name="Verdana1" fo:language="ru" fo:country="RU" officeooo:rsid="001f6ca3" officeooo:paragraph-rsid="004dba48" fo:background-color="transparent"/>
    </style:style>
    <style:style style:name="P27" style:family="paragraph" style:parent-style-name="заголовок_20_раздела">
      <style:paragraph-properties fo:margin-left="0in" fo:margin-right="0in" fo:text-indent="0in" style:auto-text-indent="false" style:writing-mode="page"/>
      <style:text-properties fo:color="#999999" loext:opacity="100%" style:font-name="Verdana2" fo:font-size="15pt" fo:language="en" fo:country="US" fo:font-weight="bold" officeooo:rsid="004dba48" officeooo:paragraph-rsid="004dba48"/>
    </style:style>
    <style:style style:name="P28" style:family="paragraph" style:parent-style-name="заголовок_20_раздела">
      <style:paragraph-properties fo:margin-left="0in" fo:margin-right="0in" fo:text-indent="0in" style:auto-text-indent="false" style:writing-mode="page">
        <style:tab-stops>
          <style:tab-stop style:position="0in"/>
        </style:tab-stops>
      </style:paragraph-properties>
      <style:text-properties fo:color="#999999" loext:opacity="100%" style:font-name="Verdana2" fo:font-size="15pt" fo:language="en" fo:country="US" fo:font-weight="bold" officeooo:rsid="004f90ae" officeooo:paragraph-rsid="004f90ae" fo:background-color="transparent"/>
    </style:style>
    <style:style style:name="T1" style:family="text">
      <style:text-properties fo:color="#666666" loext:opacity="100%" style:text-position="0% 100%" fo:font-style="normal" style:text-underline-style="none" fo:font-weight="normal" fo:background-color="transparent" loext:char-shading-value="0" style:font-style-asian="normal" style:font-weight-asian="normal" style:font-style-complex="normal" style:font-weight-complex="normal"/>
    </style:style>
    <style:style style:name="T2" style:family="text">
      <style:text-properties fo:color="#666666" loext:opacity="100%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color="#666666" loext:opacity="100%" style:text-position="0% 100%" fo:font-style="normal" style:text-underline-style="none" fo:font-weight="normal" officeooo:rsid="001412b7" style:font-style-asian="normal" style:font-weight-asian="normal" style:font-style-complex="normal" style:font-weight-complex="normal"/>
    </style:style>
    <style:style style:name="T4" style:family="text">
      <style:text-properties fo:color="#666666" loext:opacity="100%" style:text-position="0% 100%" fo:language="en" fo:country="US" fo:font-style="normal" style:text-underline-style="none" fo:font-weight="normal" officeooo:rsid="004dba48" style:font-style-asian="normal" style:font-weight-asian="normal" style:font-style-complex="normal" style:font-weight-complex="normal"/>
    </style:style>
    <style:style style:name="T5" style:family="text">
      <style:text-properties fo:color="#666666" loext:opacity="100%" style:text-position="0% 100%" fo:language="en" fo:country="US" fo:font-style="normal" style:text-underline-style="none" fo:font-weight="normal" officeooo:rsid="004dba48" fo:background-color="transparent" loext:char-shading-value="0" style:font-style-asian="normal" style:font-weight-asian="normal" style:font-style-complex="normal" style:font-weight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1a9f30"/>
    </style:style>
    <style:style style:name="T8" style:family="text">
      <style:text-properties fo:language="ru" fo:country="RU" officeooo:rsid="001c31b6"/>
    </style:style>
    <style:style style:name="T9" style:family="text">
      <style:text-properties fo:language="ru" fo:country="RU" officeooo:rsid="001c31b6" fo:background-color="#dddddd" loext:char-shading-value="0"/>
    </style:style>
    <style:style style:name="T10" style:family="text">
      <style:text-properties fo:language="ru" fo:country="RU" officeooo:rsid="001f4bc9" fo:background-color="#dddddd" loext:char-shading-value="0"/>
    </style:style>
    <style:style style:name="T11" style:family="text">
      <style:text-properties fo:color="#95231f" loext:opacity="100%" fo:language="ru" fo:country="RU" officeooo:rsid="001c31b6"/>
    </style:style>
    <style:style style:name="T12" style:family="text">
      <style:text-properties fo:color="#95231f" loext:opacity="100%" style:text-position="0% 100%" fo:font-style="normal" style:text-underline-style="none" fo:font-weight="normal" fo:background-color="transparent" loext:char-shading-value="0" style:font-style-asian="normal" style:font-weight-asian="normal" style:font-style-complex="normal" style:font-weight-complex="normal"/>
    </style:style>
    <style:style style:name="T13" style:family="text">
      <style:text-properties fo:color="#95231f" loext:opacity="100%" style:text-position="0% 100%" fo:language="en" fo:country="US" fo:font-style="normal" style:text-underline-style="none" fo:font-weight="normal" officeooo:rsid="004dba48" fo:background-color="transparent" loext:char-shading-value="0" style:font-style-asian="normal" style:font-weight-asian="normal" style:font-style-complex="normal" style:font-weight-complex="normal"/>
    </style:style>
    <style:style style:name="T14" style:family="text">
      <style:text-properties fo:color="#95231f" loext:opacity="100%" style:font-name="Verdana1" fo:language="ru" fo:country="RU" officeooo:rsid="001c31b6"/>
    </style:style>
    <style:style style:name="T15" style:family="text">
      <style:text-properties officeooo:rsid="001a9f30"/>
    </style:style>
    <style:style style:name="T16" style:family="text">
      <style:text-properties fo:background-color="#dddddd" loext:char-shading-value="0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216798" fo:background-color="transparent" loext:char-shading-value="0"/>
    </style:style>
    <style:style style:name="T19" style:family="text">
      <style:text-properties officeooo:rsid="0027adb6"/>
    </style:style>
    <style:style style:name="T20" style:family="text">
      <style:text-properties officeooo:rsid="002846a1"/>
    </style:style>
    <style:style style:name="T21" style:family="text">
      <style:text-properties officeooo:rsid="002a26d4"/>
    </style:style>
    <style:style style:name="T22" style:family="text">
      <style:text-properties officeooo:rsid="002abe17"/>
    </style:style>
    <style:style style:name="T23" style:family="text">
      <style:text-properties fo:language="en" fo:country="US"/>
    </style:style>
    <style:style style:name="T24" style:family="text">
      <style:text-properties fo:language="en" fo:country="US" officeooo:rsid="004dba48"/>
    </style:style>
    <style:style style:name="T25" style:family="text">
      <style:text-properties fo:language="en" fo:country="US" officeooo:rsid="00500aab"/>
    </style:style>
    <style:style style:name="T26" style:family="text">
      <style:text-properties fo:language="en" fo:country="US" officeooo:rsid="002a26d4"/>
    </style:style>
    <style:style style:name="T27" style:family="text">
      <style:text-properties fo:language="en" fo:country="US" officeooo:rsid="00515106"/>
    </style:style>
    <style:style style:name="T28" style:family="text">
      <style:text-properties fo:color="#800000" loext:opacity="100%" style:font-name="Verdana1" fo:language="zxx" fo:country="none" style:text-underline-style="solid" style:text-underline-width="auto" style:text-underline-color="font-color" officeooo:rsid="0005ee69" style:language-asian="zxx" style:country-asian="none" style:language-complex="zxx" style:country-complex="none"/>
    </style:style>
    <style:style style:name="T29" style:family="text">
      <style:text-properties fo:color="#800000" loext:opacity="100%" style:font-name="Verdana1" fo:language="zxx" fo:country="none" style:text-underline-style="solid" style:text-underline-width="auto" style:text-underline-color="font-color" officeooo:rsid="0055375f" style:language-asian="zxx" style:country-asian="none" style:language-complex="zxx" style:country-complex="none"/>
    </style:style>
    <style:style style:name="T30" style:family="text">
      <style:text-properties fo:color="#800000" loext:opacity="100%" style:font-name="Verdana1" style:text-underline-style="solid" style:text-underline-width="auto" style:text-underline-color="font-color" style:language-asian="zxx" style:country-asian="none" style:language-complex="zxx" style:country-complex="none"/>
    </style:style>
    <style:style style:name="T31" style:family="text">
      <style:text-properties style:font-name="Verdana1"/>
    </style:style>
    <style:style style:name="T32" style:family="text">
      <style:text-properties style:font-name="Verdana1" fo:language="ru" fo:country="RU" officeooo:rsid="001c31b6" fo:background-color="#dddddd" loext:char-shading-value="0"/>
    </style:style>
    <style:style style:name="T33" style:family="text">
      <style:text-properties style:font-name="Verdana1" fo:language="ru" fo:country="RU" officeooo:rsid="001f4bc9" fo:background-color="#dddddd" loext:char-shading-value="0"/>
    </style:style>
    <style:style style:name="T34" style:family="text">
      <style:text-properties style:font-name="Verdana1" fo:language="en" fo:country="US" officeooo:rsid="00500aab"/>
    </style:style>
    <style:style style:name="T35" style:family="text">
      <style:text-properties style:font-name="Verdana1" fo:language="en" fo:country="US" officeooo:rsid="00515106"/>
    </style:style>
    <style:style style:name="T36" style:family="text">
      <style:text-properties style:font-name="Verdana1" fo:language="en" fo:country="US" officeooo:rsid="0053151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Работа в общих чертах</text:p>
      <text:p text:style-name="P2">Сокращения: </text:p>
      <text:p text:style-name="P1"><text:span text:style-name="T3">с</text:span><text:span text:style-name="T2">ерый цвет</text:span><text:span text:style-name="T1"> — отдельные понятия/объекты.</text:span></text:p>
      <text:p text:style-name="P1"><text:span text:style-name="T12">красноватый текст</text:span><text:span text:style-name="T1"> — действие, требующие объяснения.</text:span></text:p>
      <text:p text:style-name="P1"><text:span text:style-name="T1"/></text:p>
      <text:p text:style-name="P27">Functioning in general terms </text:p>
      <text:p text:style-name="P19"><text:span text:style-name="T24">Abbreviations</text:span>: </text:p>
      <text:p text:style-name="P18"><text:span text:style-name="T4">gray color</text:span><text:span text:style-name="T1"> — </text:span><text:span text:style-name="T5">separate notions/objects</text:span><text:span text:style-name="T1">.</text:span></text:p>
      <text:p text:style-name="P18"><text:span text:style-name="T13">reddish color</text:span><text:span text:style-name="T1"> — </text:span><text:span text:style-name="T5">an action, needing an explanation</text:span></text:p>
      <text:p text:style-name="P3"/>
      <text:p text:style-name="P3"/>
      <text:p text:style-name="P4">1. <text:span text:style-name="T7">в фоне </text:span><text:a xlink:type="simple" xlink:href="../background algorithm creation.odt" text:style-name="Internet_20_link" text:visited-style-name="Visited_20_Internet_20_Link">создаются алгоритмы</text:a><text:span text:style-name="T7">, </text:span><text:span text:style-name="T15">одновременно со срочной обработкой текущих входных сигналов</text:span><text:span text:style-name="T7">.</text:span></text:p>
      <text:p text:style-name="P7"/>
      <text:p text:style-name="P5"><text:span text:style-name="T7">2</text:span><text:span text:style-name="T6">. </text:span><text:span text:style-name="T9">внешние_входные_сигналы</text:span><text:span text:style-name="T8"> принимаются и </text:span><text:span text:style-name="T11">встраиваются</text:span><text:span text:style-name="T8"> в </text:span><text:span text:style-name="T10">реально </text:span><text:span text:style-name="T9">достраивающиеся в данный момент фигуры</text:span></text:p>
      <text:p text:style-name="P6"/>
      <text:p text:style-name="P10"><text:span text:style-name="T19">но </text:span>есть <text:span text:style-name="T20">и </text:span><text:span text:style-name="T16">внутренние_входные_сигналы</text:span><text:span text:style-name="T17"> </text:span><text:span text:style-name="T18">(</text:span></text:p>
      <text:p text:style-name="P11"><text:tab/>берутся из подфигур в соответствии с алгоритмом</text:p>
      <text:p text:style-name="P12">)</text:p>
      <text:p text:style-name="P10">и <text:span text:style-name="T16">вымышленно достраивающиеся фигуры</text:span><text:span text:style-name="T17"> </text:span><text:span text:style-name="T18">(</text:span></text:p>
      <text:p text:style-name="P13"><text:tab/>достраиваются для выполнения или поиска алгоритма</text:p>
      <text:p text:style-name="P13">)</text:p>
      <text:p text:style-name="P22"/>
      <text:p text:style-name="P8">3.</text:p>
      <text:p text:style-name="P8"/>
      <text:p text:style-name="P25">1. <text:a xlink:type="simple" xlink:href="../background algorithm creation.odt" text:style-name="Internet_20_link" text:visited-style-name="Visited_20_Internet_20_Link"><text:span text:style-name="T30">a</text:span></text:a><text:a xlink:type="simple" xlink:href="../background algorithm creation.odt" text:style-name="Internet_20_link" text:visited-style-name="Visited_20_Internet_20_Link"><text:span text:style-name="T28">lgorith</text:span></text:a><text:a xlink:type="simple" xlink:href="../background algorithm creation.odt" text:style-name="Internet_20_link" text:visited-style-name="Visited_20_Internet_20_Link"><text:span text:style-name="T28">ms are created</text:span></text:a> in the background, simultaneously with the urgent processing of the current input signals.</text:p>
      <text:p text:style-name="P8"/>
      <text:p text:style-name="P25">2. <text:span text:style-name="T32">external_input_signals</text:span> are accepted and <text:span text:style-name="T14">embedded</text:span> into the <text:span text:style-name="T33">figures being finished at that moment</text:span>.</text:p>
      <text:p text:style-name="P25"/>
      <text:p text:style-name="P26">but there are also the <text:span text:style-name="T16">inner_input_signals</text:span> (</text:p>
      <text:p text:style-name="P26"><text:tab/>taken from subfigures, according to the algorithm</text:p>
      <text:p text:style-name="P26">)</text:p>
      <text:p text:style-name="P26">and <text:span text:style-name="T16">imaginary finishing figures</text:span> (</text:p>
      <text:p text:style-name="P26"><text:tab/></text:p>
      <text:p text:style-name="P26">)</text:p>
      <text:p text:style-name="P25"/>
      <text:p text:style-name="P25"/>
      <text:p text:style-name="P15">Нерешённые проблемы (пробелы)</text:p>
      <text:p text:style-name="P9">1. как создаются (отыскиваются) алгоритмы</text:p>
      <text:p text:style-name="P9"><text:span text:style-name="T22">(</text:span>для достраивания известной фигуры кусками других подфигур<text:span text:style-name="T22">)</text:span>?</text:p>
      <text:p text:style-name="P14"/>
      <text:p text:style-name="P14">1.1 </text:p>
      <text:p text:style-name="P9"/>
      <text:p text:style-name="P9"/>
      <text:p text:style-name="P9"/>
      <text:p text:style-name="P9">2. <text:span text:style-name="T21">как рассчитывается похожесть Группы_сигналов на другую фигуру?</text:span></text:p>
      <text:p text:style-name="P9"/>
      <text:p text:style-name="P28">Unsolved problems (gaps)</text:p>
      <text:p text:style-name="P24">1. <text:span text:style-name="T34">how are algorithms created (found out)</text:span></text:p>
      <text:p text:style-name="P24"><text:span text:style-name="T22">(</text:span><text:span text:style-name="T34">for </text:span><text:span text:style-name="T36">completion</text:span><text:span text:style-name="T34"> of a known figure with pieces of other subfigures</text:span><text:span text:style-name="T22">)</text:span>?</text:p>
      <text:p text:style-name="P24"/>
      <text:p text:style-name="P24"/>
      <text:p text:style-name="P24"/>
      <text:p text:style-name="P24">2. <text:span text:style-name="T35">how is similarity of a Signal_group to another figure calculated?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Обычный" style:font-family-generic="swiss" style:font-pitch="variable"/>
    <style:font-face style:name="Verdana2" svg:font-family="Verdana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>
          <style:tab-stop style:position="1.7972in"/>
        </style:tab-stops>
      </style:paragraph-properties>
      <style:text-properties style:font-name="Verdana1" fo:font-family="Verdana" style:font-style-name="Обычный" style:font-family-generic="swiss" style:font-pitch="variable" officeooo:rsid="0005ee69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заголовок_20_раздела" style:display-name="заголовок раздела" style:family="paragraph" style:parent-style-name="Standard" style:next-style-name="Standard" style:class="text">
      <style:paragraph-properties fo:text-align="center" style:justify-single-word="false">
        <style:tab-stops/>
      </style:paragraph-properties>
      <style:text-properties fo:color="#999999" loext:opacity="100%" style:font-name="Verdana2" fo:font-family="Verdana" style:font-style-name="Полужирный" style:font-family-generic="swiss" style:font-pitch="variable" fo:font-size="15pt" fo:font-weight="bold"/>
    </style:style>
    <style:style style:name="описываемая_20_сущность" style:display-name="описываемая сущность" style:family="paragraph" style:parent-style-name="Standard" style:class="text">
      <style:text-properties fo:font-weight="bold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Victor Rybin</meta:initial-creator>
    <meta:creation-date>2017-10-17T03:53:17.65</meta:creation-date>
    <meta:generator>LibreOffice/7.1.0.3$Windows_X86_64 LibreOffice_project/f6099ecf3d29644b5008cc8f48f42f4a40986e4c</meta:generator>
    <dc:date>2021-08-04T02:01:38.384000000</dc:date>
    <meta:editing-duration>P7DT18H58M18S</meta:editing-duration>
    <meta:editing-cycles>42</meta:editing-cycles>
    <meta:document-statistic meta:table-count="0" meta:image-count="0" meta:object-count="0" meta:page-count="1" meta:paragraph-count="34" meta:word-count="188" meta:character-count="1368" meta:non-whitespace-character-count="1201"/>
  </office:meta>
</office:document-meta>
</file>